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327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7" style:family="table-cell" style:parent-style-name="Default" style:data-style-name="N140">
      <style:table-cell-properties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 style:data-style-name="N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/>
          <table:table-cell table:style-name="ce2" office:value-type="string" calcext:value-type="string">
            <text:p>LUP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Gauss-Holet. (sqr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3" table:formula="of:=[.B$16]*[.$A6]^3+[.B$17]*[.$A6]^2+[.B$18]*[.$A6]+[.B$19]" office:value-type="float" office:value="135" calcext:value-type="float">
            <text:p>135</text:p>
          </table:table-cell>
          <table:table-cell table:style-name="ce3" table:formula="of:=[.C$16]*[.$A6]^3+[.C$17]*[.$A6]^2+[.C$18]*[.$A6]+[.C$19]" office:value-type="float" office:value="130" calcext:value-type="float">
            <text:p>130</text:p>
          </table:table-cell>
          <table:table-cell table:style-name="ce3" table:formula="of:=[.D$16]*[.$A6]^3+[.D$17]*[.$A6]^2+[.D$18]*[.$A6]+[.D$19]" office:value-type="float" office:value="80" calcext:value-type="float">
            <text:p>8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3" table:formula="of:=[.B$16]*[.$A7]^3+[.B$17]*[.$A7]^2+[.B$18]*[.$A7]+[.B$19]" office:value-type="float" office:value="205" calcext:value-type="float">
            <text:p>205</text:p>
          </table:table-cell>
          <table:table-cell table:style-name="ce3" table:formula="of:=[.C$16]*[.$A7]^3+[.C$17]*[.$A7]^2+[.C$18]*[.$A7]+[.C$19]" office:value-type="float" office:value="199" calcext:value-type="float">
            <text:p>199</text:p>
          </table:table-cell>
          <table:table-cell table:style-name="ce3" table:formula="of:=[.D$16]*[.$A7]^3+[.D$17]*[.$A7]^2+[.D$18]*[.$A7]+[.D$19]" office:value-type="float" office:value="122" calcext:value-type="float">
            <text:p>12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3" table:formula="of:=[.B$16]*[.$A8]^3+[.B$17]*[.$A8]^2+[.B$18]*[.$A8]+[.B$19]" office:value-type="float" office:value="294" calcext:value-type="float">
            <text:p>294</text:p>
          </table:table-cell>
          <table:table-cell table:style-name="ce3" table:formula="of:=[.C$16]*[.$A8]^3+[.C$17]*[.$A8]^2+[.C$18]*[.$A8]+[.C$19]" office:value-type="float" office:value="287" calcext:value-type="float">
            <text:p>287</text:p>
          </table:table-cell>
          <table:table-cell table:style-name="ce3" table:formula="of:=[.D$16]*[.$A8]^3+[.D$17]*[.$A8]^2+[.D$18]*[.$A8]+[.D$19]" office:value-type="float" office:value="175" calcext:value-type="float">
            <text:p>17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3" table:formula="of:=[.B$16]*[.$A9]^3+[.B$17]*[.$A9]^2+[.B$18]*[.$A9]+[.B$19]" office:value-type="float" office:value="404" calcext:value-type="float">
            <text:p>404</text:p>
          </table:table-cell>
          <table:table-cell table:style-name="ce3" table:formula="of:=[.C$16]*[.$A9]^3+[.C$17]*[.$A9]^2+[.C$18]*[.$A9]+[.C$19]" office:value-type="float" office:value="396" calcext:value-type="float">
            <text:p>396</text:p>
          </table:table-cell>
          <table:table-cell table:style-name="ce3" table:formula="of:=[.D$16]*[.$A9]^3+[.D$17]*[.$A9]^2+[.D$18]*[.$A9]+[.D$19]" office:value-type="float" office:value="240" calcext:value-type="float">
            <text:p>24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4" office:value-type="string" calcext:value-type="string">
            <text:p>1/3</text:p>
          </table:table-cell>
          <table:table-cell table:style-name="ce4" office:value-type="string" calcext:value-type="string">
            <text:p>1/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4" office:value-type="string" calcext:value-type="string">
            <text:p>7/2</text:p>
          </table:table-cell>
          <table:table-cell table:style-name="ce4" office:value-type="string" calcext:value-type="string">
            <text:p>5/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string" calcext:value-type="string">
            <text:p>7/6</text:p>
          </table:table-cell>
          <table:table-cell table:style-name="ce4" office:value-type="string" calcext:value-type="string">
            <text:p>1/6</text:p>
          </table:table-cell>
          <table:table-cell table:style-name="ce4" office:value-type="string" calcext:value-type="string">
            <text:p>-2/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7" table:formula="of:=1/3" office:value-type="float" office:value="0.333333333333333" calcext:value-type="float">
            <text:p>0.333</text:p>
          </table:table-cell>
          <table:table-cell table:style-name="ce7" table:formula="of:=1/3" office:value-type="float" office:value="0.333333333333333" calcext:value-type="float">
            <text:p>0.333</text:p>
          </table:table-cell>
          <table:table-cell table:style-name="ce7" table:formula="of:=1/6" office:value-type="float" office:value="0.166666666666667" calcext:value-type="float">
            <text:p>0.1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7" table:formula="of:=7/2" office:value-type="float" office:value="3.5" calcext:value-type="float">
            <text:p>3.500</text:p>
          </table:table-cell>
          <table:table-cell table:style-name="ce7" table:formula="of:=7/2" office:value-type="float" office:value="3.5" calcext:value-type="float">
            <text:p>3.500</text:p>
          </table:table-cell>
          <table:table-cell table:style-name="ce7" table:formula="of:=5/2" office:value-type="float" office:value="2.5" calcext:value-type="float">
            <text:p>2.5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7" table:formula="of:=7/6" office:value-type="float" office:value="1.16666666666667" calcext:value-type="float">
            <text:p>1.167</text:p>
          </table:table-cell>
          <table:table-cell table:style-name="ce7" table:formula="of:=1/6" office:value-type="float" office:value="0.166666666666667" calcext:value-type="float">
            <text:p>0.167</text:p>
          </table:table-cell>
          <table:table-cell table:style-name="ce7" table:formula="of:=-2/3" office:value-type="float" office:value="-0.666666666666667" calcext:value-type="float">
            <text:p>-0.6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7" office:value-type="float" office:value="0" calcext:value-type="float">
            <text:p>0.00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6]*[.$A21]^3+[.B$17]*[.$A21]^2+[.B$18]*[.$A21]+[.B$19]" office:value-type="float" office:value="135" calcext:value-type="float">
            <text:p>135</text:p>
          </table:table-cell>
          <table:table-cell table:formula="of:=[.C$16]*[.$A21]^3+[.C$17]*[.$A21]^2+[.C$18]*[.$A21]+[.C$19]" office:value-type="float" office:value="130" calcext:value-type="float">
            <text:p>130</text:p>
          </table:table-cell>
          <table:table-cell table:formula="of:=[.D$16]*[.$A21]^3+[.D$17]*[.$A21]^2+[.D$18]*[.$A21]+[.D$19]" office:value-type="float" office:value="80" calcext:value-type="float">
            <text:p>80</text:p>
          </table:table-cell>
        </table:table-row>
        <table:table-row table:style-name="ro1">
          <table:table-cell table:formula="of:=[.A21]+5" office:value-type="float" office:value="10" calcext:value-type="float">
            <text:p>10</text:p>
          </table:table-cell>
          <table:table-cell table:formula="of:=[.B$16]*[.$A22]^3+[.B$17]*[.$A22]^2+[.B$18]*[.$A22]+[.B$19]" office:value-type="float" office:value="695" calcext:value-type="float">
            <text:p>695</text:p>
          </table:table-cell>
          <table:table-cell table:formula="of:=[.C$16]*[.$A22]^3+[.C$17]*[.$A22]^2+[.C$18]*[.$A22]+[.C$19]" office:value-type="float" office:value="685" calcext:value-type="float">
            <text:p>685</text:p>
          </table:table-cell>
          <table:table-cell table:formula="of:=[.D$16]*[.$A22]^3+[.D$17]*[.$A22]^2+[.D$18]*[.$A22]+[.D$19]" office:value-type="float" office:value="410" calcext:value-type="float">
            <text:p>410</text:p>
          </table:table-cell>
        </table:table-row>
        <table:table-row table:style-name="ro1">
          <table:table-cell table:formula="of:=[.A22]+5" office:value-type="float" office:value="15" calcext:value-type="float">
            <text:p>15</text:p>
          </table:table-cell>
          <table:table-cell table:formula="of:=[.B$16]*[.$A23]^3+[.B$17]*[.$A23]^2+[.B$18]*[.$A23]+[.B$19]" office:value-type="float" office:value="1930" calcext:value-type="float">
            <text:p>1930</text:p>
          </table:table-cell>
          <table:table-cell table:formula="of:=[.C$16]*[.$A23]^3+[.C$17]*[.$A23]^2+[.C$18]*[.$A23]+[.C$19]" office:value-type="float" office:value="1915" calcext:value-type="float">
            <text:p>1915</text:p>
          </table:table-cell>
          <table:table-cell table:formula="of:=[.D$16]*[.$A23]^3+[.D$17]*[.$A23]^2+[.D$18]*[.$A23]+[.D$19]" office:value-type="float" office:value="1115" calcext:value-type="float">
            <text:p>1115</text:p>
          </table:table-cell>
        </table:table-row>
        <table:table-row table:style-name="ro1">
          <table:table-cell table:formula="of:=[.A23]+5" office:value-type="float" office:value="20" calcext:value-type="float">
            <text:p>20</text:p>
          </table:table-cell>
          <table:table-cell table:formula="of:=[.B$16]*[.$A24]^3+[.B$17]*[.$A24]^2+[.B$18]*[.$A24]+[.B$19]" office:value-type="float" office:value="4090" calcext:value-type="float">
            <text:p>4090</text:p>
          </table:table-cell>
          <table:table-cell table:formula="of:=[.C$16]*[.$A24]^3+[.C$17]*[.$A24]^2+[.C$18]*[.$A24]+[.C$19]" office:value-type="float" office:value="4070" calcext:value-type="float">
            <text:p>4070</text:p>
          </table:table-cell>
          <table:table-cell table:formula="of:=[.D$16]*[.$A24]^3+[.D$17]*[.$A24]^2+[.D$18]*[.$A24]+[.D$19]" office:value-type="float" office:value="2320" calcext:value-type="float">
            <text:p>2320</text:p>
          </table:table-cell>
        </table:table-row>
        <table:table-row table:style-name="ro1">
          <table:table-cell table:formula="of:=[.A24]+5" office:value-type="float" office:value="25" calcext:value-type="float">
            <text:p>25</text:p>
          </table:table-cell>
          <table:table-cell table:formula="of:=[.B$16]*[.$A25]^3+[.B$17]*[.$A25]^2+[.B$18]*[.$A25]+[.B$19]" office:value-type="float" office:value="7425" calcext:value-type="float">
            <text:p>7425</text:p>
          </table:table-cell>
          <table:table-cell table:formula="of:=[.C$16]*[.$A25]^3+[.C$17]*[.$A25]^2+[.C$18]*[.$A25]+[.C$19]" office:value-type="float" office:value="7400" calcext:value-type="float">
            <text:p>7400</text:p>
          </table:table-cell>
          <table:table-cell table:formula="of:=[.D$16]*[.$A25]^3+[.D$17]*[.$A25]^2+[.D$18]*[.$A25]+[.D$19]" office:value-type="float" office:value="4150" calcext:value-type="float">
            <text:p>4150</text:p>
          </table:table-cell>
        </table:table-row>
        <table:table-row table:style-name="ro1">
          <table:table-cell table:formula="of:=[.A25]+5" office:value-type="float" office:value="30" calcext:value-type="float">
            <text:p>30</text:p>
          </table:table-cell>
          <table:table-cell table:formula="of:=[.B$16]*[.$A26]^3+[.B$17]*[.$A26]^2+[.B$18]*[.$A26]+[.B$19]" office:value-type="float" office:value="12185" calcext:value-type="float">
            <text:p>12185</text:p>
          </table:table-cell>
          <table:table-cell table:formula="of:=[.C$16]*[.$A26]^3+[.C$17]*[.$A26]^2+[.C$18]*[.$A26]+[.C$19]" office:value-type="float" office:value="12155" calcext:value-type="float">
            <text:p>12155</text:p>
          </table:table-cell>
          <table:table-cell table:formula="of:=[.D$16]*[.$A26]^3+[.D$17]*[.$A26]^2+[.D$18]*[.$A26]+[.D$19]" office:value-type="float" office:value="6730" calcext:value-type="float">
            <text:p>6730</text:p>
          </table:table-cell>
        </table:table-row>
        <table:table-row table:style-name="ro1">
          <table:table-cell table:formula="of:=[.A26]+5" office:value-type="float" office:value="35" calcext:value-type="float">
            <text:p>35</text:p>
          </table:table-cell>
          <table:table-cell table:formula="of:=[.B$16]*[.$A27]^3+[.B$17]*[.$A27]^2+[.B$18]*[.$A27]+[.B$19]" office:value-type="float" office:value="18620" calcext:value-type="float">
            <text:p>18620</text:p>
          </table:table-cell>
          <table:table-cell table:formula="of:=[.C$16]*[.$A27]^3+[.C$17]*[.$A27]^2+[.C$18]*[.$A27]+[.C$19]" office:value-type="float" office:value="18585" calcext:value-type="float">
            <text:p>18585</text:p>
          </table:table-cell>
          <table:table-cell table:formula="of:=[.D$16]*[.$A27]^3+[.D$17]*[.$A27]^2+[.D$18]*[.$A27]+[.D$19]" office:value-type="float" office:value="10185" calcext:value-type="float">
            <text:p>10185</text:p>
          </table:table-cell>
        </table:table-row>
        <table:table-row table:style-name="ro1">
          <table:table-cell table:formula="of:=[.A27]+5" office:value-type="float" office:value="40" calcext:value-type="float">
            <text:p>40</text:p>
          </table:table-cell>
          <table:table-cell table:formula="of:=[.B$16]*[.$A28]^3+[.B$17]*[.$A28]^2+[.B$18]*[.$A28]+[.B$19]" office:value-type="float" office:value="26980" calcext:value-type="float">
            <text:p>26980</text:p>
          </table:table-cell>
          <table:table-cell table:formula="of:=[.C$16]*[.$A28]^3+[.C$17]*[.$A28]^2+[.C$18]*[.$A28]+[.C$19]" office:value-type="float" office:value="26940" calcext:value-type="float">
            <text:p>26940</text:p>
          </table:table-cell>
          <table:table-cell table:formula="of:=[.D$16]*[.$A28]^3+[.D$17]*[.$A28]^2+[.D$18]*[.$A28]+[.D$19]" office:value-type="float" office:value="14640" calcext:value-type="float">
            <text:p>14640</text:p>
          </table:table-cell>
        </table:table-row>
        <table:table-row table:style-name="ro1">
          <table:table-cell table:formula="of:=[.A28]+5" office:value-type="float" office:value="45" calcext:value-type="float">
            <text:p>45</text:p>
          </table:table-cell>
          <table:table-cell table:formula="of:=[.B$16]*[.$A29]^3+[.B$17]*[.$A29]^2+[.B$18]*[.$A29]+[.B$19]" office:value-type="float" office:value="37515" calcext:value-type="float">
            <text:p>37515</text:p>
          </table:table-cell>
          <table:table-cell table:formula="of:=[.C$16]*[.$A29]^3+[.C$17]*[.$A29]^2+[.C$18]*[.$A29]+[.C$19]" office:value-type="float" office:value="37470" calcext:value-type="float">
            <text:p>37470</text:p>
          </table:table-cell>
          <table:table-cell table:formula="of:=[.D$16]*[.$A29]^3+[.D$17]*[.$A29]^2+[.D$18]*[.$A29]+[.D$19]" office:value-type="float" office:value="20220" calcext:value-type="float">
            <text:p>20220</text:p>
          </table:table-cell>
        </table:table-row>
        <table:table-row table:style-name="ro1">
          <table:table-cell table:formula="of:=[.A29]+5" office:value-type="float" office:value="50" calcext:value-type="float">
            <text:p>50</text:p>
          </table:table-cell>
          <table:table-cell table:formula="of:=[.B$16]*[.$A30]^3+[.B$17]*[.$A30]^2+[.B$18]*[.$A30]+[.B$19]" office:value-type="float" office:value="50475" calcext:value-type="float">
            <text:p>50475</text:p>
          </table:table-cell>
          <table:table-cell table:formula="of:=[.C$16]*[.$A30]^3+[.C$17]*[.$A30]^2+[.C$18]*[.$A30]+[.C$19]" office:value-type="float" office:value="50425" calcext:value-type="float">
            <text:p>50425</text:p>
          </table:table-cell>
          <table:table-cell table:formula="of:=[.D$16]*[.$A30]^3+[.D$17]*[.$A30]^2+[.D$18]*[.$A30]+[.D$19]" office:value-type="float" office:value="27050" calcext:value-type="float">
            <text:p>27050</text:p>
          </table:table-cell>
        </table:table-row>
      </table:table>
      <table:table table:name="Лист2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x^3+bx^2+cx+d=y</text:p>
          </table:table-cell>
          <table:covered-table-cell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</text:p>
          </table:table-cell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13:58:07.04855694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58:50.612760139</meta:creation-date>
    <dc:date>2024-06-08T14:21:59.847139772</dc:date>
    <meta:editing-duration>P2DT10H38M11S</meta:editing-duration>
    <meta:editing-cycles>16</meta:editing-cycles>
    <meta:generator>LibreOffice/7.6.7.2$Linux_X86_64 LibreOffice_project/60$Build-2</meta:generator>
    <meta:document-statistic meta:table-count="2" meta:cell-count="133" meta:object-count="0"/>
  </office:meta>
</office:document-meta>
</file>